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draw:shadow="hidden"/>
    </style:style>
    <style:style style:name="gr6" style:family="graphic" style:parent-style-name="standard">
      <style:graphic-properties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draw:shadow="hidden"/>
    </style:style>
    <style:style style:name="gr10" style:family="graphic" style:parent-style-name="objectwithoutfill">
      <style:graphic-properties draw:fill="none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-4.089cm" fo:margin-right="2.022cm" fo:text-align="center" fo:text-indent="4.067cm"/>
    </style:style>
    <style:style style:name="P8" style:family="paragraph">
      <style:paragraph-properties fo:margin-left="-4.089cm" fo:margin-right="2.022cm" fo:text-align="center" fo:text-indent="4.067cm"/>
      <style:text-properties fo:font-size="18pt"/>
    </style:style>
    <style:style style:name="P9" style:family="paragraph">
      <style:paragraph-properties fo:margin-left="-4.089cm" fo:margin-right="2.022cm" fo:text-indent="4.06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3.934cm" svg:y1="7.371cm" svg:x2="31.28cm" svg:y2="10.863cm">
          <text:p/>
        </draw:line>
        <draw:rect draw:style-name="gr2" draw:text-style-name="P2" draw:layer="layout" svg:width="7.421cm" svg:height="2.3cm" svg:x="33.9cm" svg:y="5.6cm">
          <text:p text:style-name="P2">Home Page</text:p>
        </draw:rect>
        <draw:line draw:style-name="gr1" draw:text-style-name="P1" draw:layer="layout" svg:x1="38cm" svg:y1="8.1cm" svg:x2="38.1cm" svg:y2="10.7cm">
          <text:p/>
        </draw:line>
        <draw:custom-shape draw:style-name="gr3" draw:text-style-name="P2" draw:layer="layout" svg:width="4.536cm" svg:height="2.3cm" svg:x="36.164cm" svg:y="1.4cm">
          <text:p text:style-name="P2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8.5cm" svg:y1="3.7cm" svg:x2="38.46cm" svg:y2="5.7cm">
          <text:p text:style-name="P1"/>
        </draw:line>
        <draw:frame draw:style-name="gr5" draw:text-style-name="P3" draw:layer="layout" svg:width="3.8cm" svg:height="1.1cm" svg:x="38cm" svg:y="9cm">
          <draw:text-box>
            <text:p text:style-name="P3">Add to cart</text:p>
          </draw:text-box>
        </draw:frame>
        <draw:rect draw:style-name="gr6" draw:text-style-name="P2" draw:layer="layout" svg:width="4.332cm" svg:height="2.3cm" svg:x="36cm" svg:y="10.9cm">
          <text:p text:style-name="P2">Added Page</text:p>
        </draw:rect>
        <draw:frame draw:style-name="gr7" draw:text-style-name="P3" draw:layer="layout" svg:width="7.055cm" svg:height="1.675cm" svg:x="26.845cm" svg:y="7.625cm">
          <draw:text-box draw:corner-radius="12.4cm">
            <text:p text:style-name="P3">Select age <text:s/>1-2 years</text:p>
          </draw:text-box>
        </draw:frame>
        <draw:rect draw:style-name="gr6" draw:text-style-name="P2" draw:layer="layout" svg:width="6.4cm" svg:height="2.3cm" svg:x="28.3cm" svg:y="11cm">
          <text:p text:style-name="P2">1-2 years page</text:p>
        </draw:rect>
        <draw:line draw:style-name="gr8" draw:text-style-name="P1" draw:layer="layout" svg:x1="39.676cm" svg:y1="8.1cm" svg:x2="44.8cm" svg:y2="10.8cm">
          <text:p/>
        </draw:line>
        <draw:frame draw:style-name="gr9" draw:text-style-name="P3" draw:layer="layout" svg:width="7.413cm" svg:height="1.9cm" svg:x="40.887cm" svg:y="8cm">
          <draw:text-box>
            <text:p text:style-name="P3">Select age <text:s/>3-12 years</text:p>
          </draw:text-box>
        </draw:frame>
        <draw:rect draw:style-name="gr6" draw:text-style-name="P2" draw:layer="layout" svg:width="4.68cm" svg:height="2.3cm" svg:x="41.62cm" svg:y="10.9cm">
          <text:p text:style-name="P2">3-12 years page</text:p>
        </draw:rect>
        <draw:line draw:style-name="gr8" draw:text-style-name="P1" draw:layer="layout" svg:x1="49.4cm" svg:y1="6.7cm" svg:x2="49.5cm" svg:y2="10.7cm">
          <text:p/>
        </draw:line>
        <draw:line draw:style-name="gr10" draw:text-style-name="P4" draw:layer="layout" svg:x1="41.4cm" svg:y1="6.8cm" svg:x2="49.328cm" svg:y2="6.7cm">
          <text:p/>
        </draw:line>
        <draw:frame draw:style-name="gr11" draw:text-style-name="P3" draw:layer="layout" svg:width="5.6cm" svg:height="1.475cm" svg:x="42.2cm" svg:y="5.1cm">
          <draw:text-box>
            <text:p text:style-name="P3">Select All items</text:p>
          </draw:text-box>
        </draw:frame>
        <draw:rect draw:style-name="gr6" draw:text-style-name="P2" draw:layer="layout" svg:width="4.543cm" svg:height="2.3cm" svg:x="47.557cm" svg:y="10.8cm">
          <text:p text:style-name="P2">All items page</text:p>
        </draw:rect>
        <draw:line draw:style-name="gr10" draw:text-style-name="P4" draw:layer="layout" svg:x1="34cm" svg:y1="6.7cm" svg:x2="25.537cm" svg:y2="6.8cm">
          <text:p/>
        </draw:line>
        <draw:line draw:style-name="gr8" draw:text-style-name="P1" draw:layer="layout" svg:x1="25.6cm" svg:y1="6.8cm" svg:x2="25.6cm" svg:y2="10.2cm">
          <text:p/>
        </draw:line>
        <draw:rect draw:style-name="gr6" draw:text-style-name="P2" draw:layer="layout" svg:width="6.391cm" svg:height="2.3cm" svg:x="21.009cm" svg:y="11.1cm">
          <text:p text:style-name="P2">Cart page</text:p>
          <text:p text:style-name="P2">(shows user cart)</text:p>
        </draw:rect>
        <draw:frame draw:style-name="gr12" draw:text-style-name="P3" draw:layer="layout" svg:width="4.2cm" svg:height="1cm" svg:x="21.3cm" svg:y="7.6cm">
          <draw:text-box>
            <text:p text:style-name="P3">Select cart</text:p>
          </draw:text-box>
        </draw:frame>
        <draw:line draw:style-name="gr8" draw:text-style-name="P4" draw:layer="layout" svg:x1="24.2cm" svg:y1="13.5cm" svg:x2="24.2cm" svg:y2="16cm">
          <text:p/>
        </draw:line>
        <draw:frame draw:style-name="gr7" draw:text-style-name="P5" draw:layer="layout" svg:width="6.708cm" svg:height="1.675cm" svg:x="13.592cm" svg:y="16.325cm">
          <draw:text-box>
            <text:p text:style-name="P5">Remove item</text:p>
          </draw:text-box>
        </draw:frame>
        <draw:rect draw:style-name="gr6" draw:text-style-name="P6" draw:layer="layout" svg:width="9.532cm" svg:height="2cm" svg:x="12.6cm" svg:y="18.7cm">
          <text:p text:style-name="P6">Cart removed page</text:p>
          <text:p text:style-name="P6">(shows item is removed)</text:p>
        </draw:rect>
        <draw:line draw:style-name="gr10" draw:text-style-name="P7" draw:layer="layout" svg:x1="20.1cm" svg:y1="15.9cm" svg:x2="27.865cm" svg:y2="15.9cm">
          <text:p/>
        </draw:line>
        <draw:line draw:style-name="gr8" draw:text-style-name="P7" draw:layer="layout" svg:x1="20.2cm" svg:y1="16cm" svg:x2="20.2cm" svg:y2="18.7cm">
          <text:p/>
        </draw:line>
        <draw:line draw:style-name="gr8" draw:text-style-name="P7" draw:layer="layout" svg:x1="27.8cm" svg:y1="16cm" svg:x2="27.8cm" svg:y2="18.5cm">
          <text:p/>
        </draw:line>
        <draw:rect draw:style-name="gr6" draw:text-style-name="P8" draw:layer="layout" svg:width="6.6cm" svg:height="2cm" svg:x="24.4cm" svg:y="18.5cm">
          <text:p text:style-name="P8">Check out page</text:p>
        </draw:rect>
        <draw:frame draw:style-name="gr13" draw:text-style-name="P5" draw:layer="layout" svg:width="6.708cm" svg:height="0.963cm" svg:x="27.7cm" svg:y="16.637cm">
          <draw:text-box>
            <text:p text:style-name="P5"><text:s/>Check out</text:p>
          </draw:text-box>
        </draw:frame>
        <draw:frame draw:style-name="gr13" draw:text-style-name="P5" draw:layer="layout" svg:width="4.508cm" svg:height="0.963cm" svg:x="31.192cm" svg:y="17.8cm">
          <draw:text-box>
            <text:p text:style-name="P5"><text:s/>Home page</text:p>
          </draw:text-box>
        </draw:frame>
        <draw:line draw:style-name="gr8" draw:text-style-name="P7" draw:layer="layout" svg:x1="27.87cm" svg:y1="20.398cm" svg:x2="27.9cm" svg:y2="23.499cm">
          <text:p/>
        </draw:line>
        <draw:frame draw:style-name="gr13" draw:text-style-name="P5" draw:layer="layout" svg:width="6.708cm" svg:height="0.963cm" svg:x="28.2cm" svg:y="21.337cm">
          <draw:text-box draw:corner-radius="1.108cm">
            <text:p text:style-name="P5"><text:s/>Buy</text:p>
          </draw:text-box>
        </draw:frame>
        <draw:line draw:style-name="gr8" draw:text-style-name="P7" draw:layer="layout" svg:x1="27.8cm" svg:y1="25.6cm" svg:x2="27.8cm" svg:y2="27.5cm">
          <text:p/>
        </draw:line>
        <draw:line draw:style-name="gr10" draw:text-style-name="P7" draw:layer="layout" svg:x1="24.5cm" svg:y1="27.4cm" svg:x2="31.2cm" svg:y2="27.4cm">
          <text:p/>
        </draw:line>
        <draw:line draw:style-name="gr8" draw:text-style-name="P7" draw:layer="layout" svg:x1="24.4cm" svg:y1="27.3cm" svg:x2="24.5cm" svg:y2="29.6cm">
          <text:p/>
        </draw:line>
        <draw:rect draw:style-name="gr6" draw:text-style-name="P2" draw:layer="layout" svg:width="5.1cm" svg:height="2.3cm" svg:x="21.7cm" svg:y="29.6cm">
          <text:p text:style-name="P2">Details page</text:p>
        </draw:rect>
        <draw:line draw:style-name="gr8" draw:text-style-name="P7" draw:layer="layout" svg:x1="35.6cm" svg:y1="27.2cm" svg:x2="35.5cm" svg:y2="18.9cm">
          <text:p/>
        </draw:line>
        <draw:frame draw:style-name="gr14" draw:text-style-name="P9" draw:layer="layout" svg:width="4.069cm" svg:height="0.963cm" svg:x="20.331cm" svg:y="27.837cm">
          <draw:text-box>
            <text:p text:style-name="P9">Login</text:p>
          </draw:text-box>
        </draw:frame>
        <draw:frame draw:style-name="gr15" draw:text-style-name="P9" draw:layer="layout" svg:width="4.613cm" svg:height="1.363cm" svg:x="32.187cm" svg:y="25.9cm">
          <draw:text-box>
            <text:p text:style-name="P9">Home</text:p>
          </draw:text-box>
        </draw:frame>
        <draw:line draw:style-name="gr8" draw:text-style-name="P7" draw:layer="layout" svg:x1="24cm" svg:y1="31.9cm" svg:x2="24cm" svg:y2="34.5cm">
          <text:p/>
        </draw:line>
        <draw:frame draw:style-name="gr7" draw:text-style-name="P9" draw:layer="layout" svg:width="8.984cm" svg:height="1.675cm" svg:x="20.116cm" svg:y="32.3cm">
          <draw:text-box>
            <text:p text:style-name="P9">Place order</text:p>
          </draw:text-box>
        </draw:frame>
        <draw:rect draw:style-name="gr6" draw:text-style-name="P7" draw:layer="layout" svg:width="7.9cm" svg:height="2.2cm" svg:x="19.7cm" svg:y="34.5cm">
          <text:p text:style-name="P7">Order placed page</text:p>
        </draw:rect>
        <draw:line draw:style-name="gr8" draw:text-style-name="P7" draw:layer="layout" svg:x1="27.6cm" svg:y1="35.6cm" svg:x2="35.9cm" svg:y2="35.7cm">
          <text:p/>
        </draw:line>
        <draw:line draw:style-name="gr8" draw:text-style-name="P7" draw:layer="layout" svg:x1="35.8cm" svg:y1="35.9cm" svg:x2="35.6cm" svg:y2="27.2cm">
          <text:p/>
        </draw:line>
        <draw:frame draw:style-name="gr14" draw:text-style-name="P9" draw:layer="layout" svg:width="8.506cm" svg:height="0.963cm" svg:x="28.6cm" svg:y="34.2cm">
          <draw:text-box>
            <text:p text:style-name="P9">Continue shopping..?</text:p>
          </draw:text-box>
        </draw:frame>
        <draw:line draw:style-name="gr8" draw:text-style-name="P7" draw:layer="layout" svg:x1="31.1cm" svg:y1="19.2cm" svg:x2="35.5cm" svg:y2="19.1cm">
          <text:p/>
        </draw:line>
        <draw:line draw:style-name="gr8" draw:text-style-name="P7" draw:layer="layout" svg:x1="31.2cm" svg:y1="27.4cm" svg:x2="35.7cm" svg:y2="27.4cm">
          <text:p/>
        </draw:line>
        <draw:line draw:style-name="gr8" draw:text-style-name="P7" draw:layer="layout" svg:x1="35.5cm" svg:y1="19.1cm" svg:x2="35.4cm" svg:y2="7.8cm">
          <text:p/>
        </draw:line>
        <draw:rect draw:style-name="gr6" draw:text-style-name="P7" draw:layer="layout" svg:width="8.7cm" svg:height="1.9cm" svg:x="23.1cm" svg:y="23.6cm">
          <text:p text:style-name="P7">Facebook Login page</text:p>
        </draw:rect>
        <draw:line draw:style-name="gr8" draw:text-style-name="P7" draw:layer="layout" svg:x1="37.3cm" svg:y1="10.8cm" svg:x2="37.3cm" svg:y2="7.8cm">
          <text:p/>
        </draw:line>
        <draw:frame draw:style-name="gr14" draw:text-style-name="P9" draw:layer="layout" svg:width="3.193cm" svg:height="0.963cm" svg:x="36.3cm" svg:y="9.3cm">
          <draw:text-box>
            <text:p text:style-name="P9">ok</text:p>
          </draw:text-box>
        </draw:frame>
        <draw:line draw:style-name="gr10" draw:text-style-name="P7" draw:layer="layout" svg:x1="43.8cm" svg:y1="13.3cm" svg:x2="43.8cm" svg:y2="15.2cm">
          <text:p/>
        </draw:line>
        <draw:line draw:style-name="gr10" draw:text-style-name="P7" draw:layer="layout" svg:x1="26.2cm" svg:y1="15.2cm" svg:x2="43.9cm" svg:y2="15.3cm">
          <text:p/>
        </draw:line>
        <draw:frame draw:style-name="gr5" draw:text-style-name="P3" draw:layer="layout" svg:width="3.8cm" svg:height="1.1cm" svg:x="39.4cm" svg:y="13.3cm">
          <draw:text-box>
            <text:p text:style-name="P3">Add to cart</text:p>
          </draw:text-box>
        </draw:frame>
        <draw:line draw:style-name="gr8" draw:text-style-name="P7" draw:layer="layout" svg:x1="26.1cm" svg:y1="15.2cm" svg:x2="26.1cm" svg:y2="13.3cm">
          <text:p/>
        </draw:line>
        <draw:frame draw:style-name="gr12" draw:text-style-name="P3" draw:layer="layout" svg:width="4.2cm" svg:height="1cm" svg:x="32.1cm" svg:y="14.3cm">
          <draw:text-box>
            <text:p text:style-name="P3">Select cart</text:p>
          </draw:text-box>
        </draw:frame>
        <draw:line draw:style-name="gr8" draw:text-style-name="P7" draw:layer="layout" svg:x1="41.7cm" svg:y1="12cm" svg:x2="40.2cm" svg:y2="12cm">
          <text:p/>
        </draw:line>
        <draw:line draw:style-name="gr10" draw:text-style-name="P7" draw:layer="layout" svg:x1="18.4cm" svg:y1="18.6cm" svg:x2="18.3cm" svg:y2="12.9cm">
          <text:p/>
        </draw:line>
        <draw:line draw:style-name="gr8" draw:text-style-name="P7" draw:layer="layout" svg:x1="18.2cm" svg:y1="13.2cm" svg:x2="21.1cm" svg:y2="13.1cm">
          <text:p/>
        </draw:line>
        <draw:frame draw:style-name="gr14" draw:text-style-name="P9" draw:layer="layout" svg:width="3.193cm" svg:height="0.963cm" svg:x="18.2cm" svg:y="12.3cm">
          <draw:text-box>
            <text:p text:style-name="P9">ok</text:p>
          </draw:text-box>
        </draw:frame>
        <draw:line draw:style-name="gr10" draw:text-style-name="P7" draw:layer="layout" svg:x1="50.3cm" svg:y1="13.2cm" svg:x2="50.3cm" svg:y2="15.2cm">
          <text:p/>
        </draw:line>
        <draw:line draw:style-name="gr10" draw:text-style-name="P7" draw:layer="layout" svg:x1="43.9cm" svg:y1="15.3cm" svg:x2="50.4cm" svg:y2="15.2cm">
          <text:p/>
        </draw:line>
        <draw:frame draw:style-name="gr12" draw:text-style-name="P3" draw:layer="layout" svg:width="4.2cm" svg:height="1cm" svg:x="45.7cm" svg:y="14cm">
          <draw:text-box>
            <text:p text:style-name="P3">Select cart</text:p>
          </draw:text-box>
        </draw:frame>
        <draw:line draw:style-name="gr8" draw:text-style-name="P7" draw:layer="layout" svg:x1="28.4cm" svg:y1="12.2cm" svg:x2="27.3cm" svg:y2="12.2cm">
          <text:p/>
        </draw:line>
        <draw:line draw:style-name="gr8" draw:text-style-name="P7" draw:layer="layout" svg:x1="34.7cm" svg:y1="12.1cm" svg:x2="36.2cm" svg:y2="12cm">
          <text:p/>
        </draw:line>
        <draw:line draw:style-name="gr10" draw:text-style-name="P7" draw:layer="layout" svg:x1="50.3cm" svg:y1="15.2cm" svg:x2="50.4cm" svg:y2="18.8cm">
          <text:p/>
        </draw:line>
        <draw:line draw:style-name="gr10" draw:text-style-name="P7" draw:layer="layout" svg:x1="50.3cm" svg:y1="18.9cm" svg:x2="38cm" svg:y2="18.9cm">
          <text:p/>
        </draw:line>
        <draw:line draw:style-name="gr8" draw:text-style-name="P7" draw:layer="layout" svg:x1="38cm" svg:y1="18.9cm" svg:x2="37.9cm" svg:y2="13.1cm">
          <text:p/>
        </draw:line>
        <draw:frame draw:style-name="gr5" draw:text-style-name="P3" draw:layer="layout" svg:width="3.8cm" svg:height="1.1cm" svg:x="41.1cm" svg:y="17.8cm">
          <draw:text-box>
            <text:p text:style-name="P3">Add to cart</text:p>
          </draw:text-box>
        </draw:frame>
        <draw:frame draw:style-name="gr12" draw:text-style-name="P3" draw:layer="layout" svg:width="4.2cm" svg:height="1cm" svg:x="26.3cm" svg:y="10.3cm">
          <draw:text-box>
            <text:p text:style-name="P3">Select cart</text:p>
          </draw:text-box>
        </draw:frame>
        <draw:frame draw:style-name="gr5" draw:text-style-name="P3" draw:layer="layout" svg:width="3.8cm" svg:height="1.1cm" svg:x="33.2cm" svg:y="10.2cm">
          <draw:text-box>
            <text:p text:style-name="P3">Add to c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4cm" fo:page-height="5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if Khan</meta:initial-creator>
    <meta:creation-date>2017-02-09T08:32:21.55</meta:creation-date>
    <dc:date>2017-02-09T10:05:59.79</dc:date>
    <dc:creator>Asif Khan</dc:creator>
    <meta:editing-duration>PT1M37S</meta:editing-duration>
    <meta:editing-cycles>1</meta:editing-cycles>
    <meta:document-statistic meta:object-count="70"/>
    <meta:generator>OpenOffice/4.1.2$Win32 OpenOffice.org_project/412m3$Build-9782</meta:generator>
  </office:meta>
</office:document-meta>
</file>